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ainerManagedEntityManagerIntegrationTests.testContainerEntityManagerProxyRejectsJoinTransactionWithout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ainerManagedEntityManagerIntegrationTests.testReuseInNew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tainerManagedEntityManagerIntegrationTests.testContainerEntityManagerProxyAllowsJoinTransactionIn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ManagedEntityManagerIntegrationTests.testEntityManagerProxyRejectsProgrammaticTxManag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ainerManagedEntityManagerIntegrationTests.testEntityManagerProxyIs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ainerManagedEntityManagerIntegrationTests.doTestExceptionTranslationWithDialectFound( PersistenceExceptionTranslator p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ainerManagedEntityManagerIntegrationTests.testExceptionTranslationWithDialectFoundOnIntroducedEntityManag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ManagedEntityManagerIntegrationTests.testCommitOccu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ainerManagedEntityManagerIntegrationTests.doInstantiateAndSave( EntityManager 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ainerManagedEntityManagerIntegrationTests.testRollbackOccu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ainerManagedEntityManagerIntegrationTests.testInstantiateAndSa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ainerManagedEntityManagerIntegrationTests.testExceptionTranslationWithDialectFoundOnEntityManager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